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3dc" officeooo:paragraph-rsid="001fe3dc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fe3dc" officeooo:paragraph-rsid="001fe3dc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217d23" officeooo:paragraph-rsid="00217d23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22da00" officeooo:paragraph-rsid="0022da00" fo:background-color="#1f1f1f"/>
    </style:style>
    <style:style style:name="P6" style:family="paragraph" style:parent-style-name="Standard">
      <style:text-properties officeooo:rsid="00217d23" officeooo:paragraph-rsid="00217d23"/>
    </style:style>
    <style:style style:name="P7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text-properties officeooo:rsid="0022da00" officeooo:paragraph-rsid="0022da00"/>
    </style:style>
    <style:style style:name="P10" style:family="paragraph" style:parent-style-name="Standard">
      <style:text-properties officeooo:rsid="0023653d" officeooo:paragraph-rsid="0023653d"/>
    </style:style>
    <style:style style:name="P11" style:family="paragraph" style:parent-style-name="Standard">
      <style:text-properties officeooo:rsid="0025359f" officeooo:paragraph-rsid="0025359f"/>
    </style:style>
    <style:style style:name="P12" style:family="paragraph" style:parent-style-name="Standard">
      <style:text-properties officeooo:rsid="002666cf" officeooo:paragraph-rsid="002666cf"/>
    </style:style>
    <style:style style:name="P13" style:family="paragraph" style:parent-style-name="Standard">
      <style:text-properties officeooo:rsid="00283e4c" officeooo:paragraph-rsid="00283e4c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ask4:</text:p>
      <text:p text:style-name="P1"/>
      <text:p text:style-name="P1">First launch file: camera_line_following.launch.py</text:p>
      <text:p text:style-name="P1"/>
      <text:p text:style-name="P13">error: </text:p>
      <text:p text:style-name="P1">ros@ROS-PC:~/ros2_ws$ ros2 launch robot_sensing_debug camera_line_following.launch.py</text:p>
      <text:p text:style-name="P1">[INFO] [launch]: All log files can be found below /home/ros/.ros/log/2024-09-20-22-22-18-043332-ROS-PC-121145</text:p>
      <text:p text:style-name="P1">[INFO] [launch]: Default logging verbosity is set to INFO</text:p>
      <text:p text:style-name="P1">urdf_file_name : turtlebot3_waffle.urdf</text:p>
      <text:p text:style-name="P1">urdf_file_name : turtlebot3_waffle.urdf</text:p>
      <text:p text:style-name="P1">[ERROR] [launch]: Caught exception in launch (see debug for traceback): [Errno 2] No such file or directory: '/opt/ros/humble/share/turtlebot3_gazebo/launch/spawn_tb3.launch.py'</text:p>
      <text:p text:style-name="P1"/>
      <text:p text:style-name="P1">the mistake in the file is :</text:p>
      <text:p text:style-name="P3"><text:span text:style-name="T1">spawn_turtlebot_cmd</text:span> <text:span text:style-name="T2">=</text:span> <text:span text:style-name="T3">IncludeLaunchDescription</text:span>(</text:p>
      <text:p text:style-name="P2"><text:span text:style-name="T3">PythonLaunchDescriptionSource</text:span>(</text:p>
      <text:p text:style-name="P2"><text:span text:style-name="T3">os</text:span>.<text:span text:style-name="T1">path</text:span>.<text:span text:style-name="T4">join</text:span>(<text:span text:style-name="T1">launch_file_dir</text:span>, <text:span text:style-name="T5">'spawn_tb3.launch.py'</text:span>)</text:p>
      <text:p text:style-name="P2">)</text:p>
      <text:p text:style-name="P2">)</text:p>
      <text:p text:style-name="P1"/>
      <text:p text:style-name="P1">the correct code is :</text:p>
      <text:p text:style-name="P3"><text:span text:style-name="T1">spawn_turtlebot_cmd</text:span> <text:span text:style-name="T2">=</text:span> <text:span text:style-name="T3">IncludeLaunchDescription</text:span>(</text:p>
      <text:p text:style-name="P2"><text:span text:style-name="T3">PythonLaunchDescriptionSource</text:span>(</text:p>
      <text:p text:style-name="P2"><text:span text:style-name="T3">os</text:span>.<text:span text:style-name="T1">path</text:span>.<text:span text:style-name="T4">join</text:span>(<text:span text:style-name="T1">launch_file_dir</text:span>, <text:span text:style-name="T5">'spawn_turtlebot3.launch.py'</text:span>)</text:p>
      <text:p text:style-name="P2">),</text:p>
      <text:p text:style-name="P2"><text:span text:style-name="T1">launch_arguments</text:span><text:span text:style-name="T2">=</text:span>{</text:p>
      <text:p text:style-name="P2"><text:span text:style-name="T5">'x_pose'</text:span>: <text:span text:style-name="T1">x_pose</text:span>,</text:p>
      <text:p text:style-name="P2"><text:span text:style-name="T5">'y_pose'</text:span>: <text:span text:style-name="T1">y_pose</text:span></text:p>
      <text:p text:style-name="P2">}.<text:span text:style-name="T4">items</text:span>()</text:p>
      <text:p text:style-name="P2">)</text:p>
      <text:p text:style-name="P1"/>
      <text:p text:style-name="P6">and the second mistake is to modify the path inside the line_following.wprld to be the correct one:</text:p>
      <text:p text:style-name="P6">/home/ros/ros2_ws/src/robot_sensing_debug/models</text:p>
      <text:p text:style-name="P6"/>
      <text:p text:style-name="P6"/>
      <text:p text:style-name="P6"/>
      <text:p text:style-name="P6">mistake3: </text:p>
      <text:p text:style-name="P4"><text:span text:style-name="T1">world</text:span> <text:span text:style-name="T2">=</text:span> <text:span text:style-name="T3">os</text:span>.<text:span text:style-name="T1">path</text:span>.<text:span text:style-name="T4">join</text:span>(</text:p>
      <text:p text:style-name="P2"><text:span text:style-name="T4">get_package_share_directory</text:span>(<text:span text:style-name="T5">'robot_sensing'</text:span>),</text:p>
      <text:p text:style-name="P2"><text:span text:style-name="T5">'worlds'</text:span>,</text:p>
      <text:p text:style-name="P7">'line_following.world'</text:p>
      <text:p text:style-name="P2">)</text:p>
      <text:p text:style-name="P6"/>
      <text:p text:style-name="P6">the correction is:</text:p>
      <text:p text:style-name="P4"><text:span text:style-name="T1">world</text:span> <text:span text:style-name="T2">=</text:span> <text:span text:style-name="T3">os</text:span>.<text:span text:style-name="T1">path</text:span>.<text:span text:style-name="T4">join</text:span>(</text:p>
      <text:p text:style-name="P2"><text:span text:style-name="T4">get_package_share_directory</text:span>(<text:span text:style-name="T5">'robot_sensing_debug'</text:span>),</text:p>
      <text:p text:style-name="P2"><text:span text:style-name="T5">'worlds'</text:span>,</text:p>
      <text:p text:style-name="P7">'line_following.world'</text:p>
      <text:p text:style-name="P2">)</text:p>
      <text:p text:style-name="P6"/>
      <text:p text:style-name="P6"/>
      <text:p text:style-name="P6"><text:soft-page-break/></text:p>
      <text:p text:style-name="P6"/>
      <text:p text:style-name="P6">mistake4:</text:p>
      <text:p text:style-name="P6"/>
      <text:p text:style-name="P2"><text:span text:style-name="T1">line_following</text:span> <text:span text:style-name="T2">=</text:span> <text:span text:style-name="T3">Node</text:span>(</text:p>
      <text:p text:style-name="P2"><text:span text:style-name="T1">package</text:span> <text:span text:style-name="T2">=</text:span> <text:span text:style-name="T5">'robot_sensing'</text:span>,</text:p>
      <text:p text:style-name="P2"><text:span text:style-name="T1">name</text:span> <text:span text:style-name="T2">=</text:span> <text:span text:style-name="T5">'line_following'</text:span>,</text:p>
      <text:p text:style-name="P2"><text:span text:style-name="T1">executable</text:span> <text:span text:style-name="T2">=</text:span><text:span text:style-name="T5">'lineFollowing'</text:span>,</text:p>
      <text:p text:style-name="P8"/>
      <text:p text:style-name="P2">)</text:p>
      <text:p text:style-name="P2"/>
      <text:p text:style-name="P6">the correction is: </text:p>
      <text:p text:style-name="P6"/>
      <text:p text:style-name="P2"><text:span text:style-name="T1">line_following</text:span> <text:span text:style-name="T2">=</text:span> <text:span text:style-name="T3">Node</text:span>(</text:p>
      <text:p text:style-name="P2"><text:span text:style-name="T1">package</text:span> <text:span text:style-name="T2">=</text:span> <text:span text:style-name="T5">'robot_sensing_debug'</text:span>,</text:p>
      <text:p text:style-name="P2"><text:span text:style-name="T1">name</text:span> <text:span text:style-name="T2">=</text:span> <text:span text:style-name="T5">'line_following'</text:span>,</text:p>
      <text:p text:style-name="P2"><text:span text:style-name="T1">executable</text:span> <text:span text:style-name="T2">=</text:span><text:span text:style-name="T5">'lineFollowing'</text:span>,</text:p>
      <text:p text:style-name="P8"/>
      <text:p text:style-name="P2">)</text:p>
      <text:p text:style-name="P2"/>
      <text:p text:style-name="P9">modify the initial pose: </text:p>
      <text:p text:style-name="P5"><text:span text:style-name="T1">use_sim_time</text:span> <text:span text:style-name="T2">=</text:span> <text:span text:style-name="T3">LaunchConfiguration</text:span>(<text:span text:style-name="T5">'use_sim_time'</text:span>, <text:span text:style-name="T1">default</text:span><text:span text:style-name="T2">=</text:span><text:span text:style-name="T5">'true'</text:span>)</text:p>
      <text:p text:style-name="P2"><text:span text:style-name="T1">x_pose</text:span> <text:span text:style-name="T2">=</text:span> <text:span text:style-name="T3">LaunchConfiguration</text:span>(<text:span text:style-name="T5">'x_pose'</text:span>, <text:span text:style-name="T1">default</text:span><text:span text:style-name="T2">=</text:span><text:span text:style-name="T5">'-5.63'</text:span>)</text:p>
      <text:p text:style-name="P2"><text:span text:style-name="T1">y_pose</text:span> <text:span text:style-name="T2">=</text:span> <text:span text:style-name="T3">LaunchConfiguration</text:span>(<text:span text:style-name="T5">'y_pose'</text:span>, <text:span text:style-name="T1">default</text:span><text:span text:style-name="T2">=</text:span><text:span text:style-name="T5">'2.122'</text:span>)</text:p>
      <text:p text:style-name="P9"/>
      <text:p text:style-name="P9"/>
      <text:p text:style-name="P9"/>
      <text:p text:style-name="P10">modify the cameral limits since the camera resulution is defferent in my PC.</text:p>
      <text:p text:style-name="P10"/>
      <text:p text:style-name="P10"/>
      <text:p text:style-name="P10"/>
      <text:p text:style-name="P11">The maze solving launch file:</text:p>
      <text:p text:style-name="P11"/>
      <text:p text:style-name="P11">mistake:</text:p>
      <text:p text:style-name="P11"/>
      <text:p text:style-name="P2"><text:span text:style-name="T1">world</text:span> <text:span text:style-name="T2">=</text:span> <text:span text:style-name="T3">os</text:span>.<text:span text:style-name="T1">path</text:span>.<text:span text:style-name="T4">join</text:span>(</text:p>
      <text:p text:style-name="P2"><text:span text:style-name="T4">get_package_share_directory</text:span>(<text:span text:style-name="T5">'robot_sensing_debug'</text:span>),</text:p>
      <text:p text:style-name="P2"><text:span text:style-name="T5">'worlds'</text:span>,</text:p>
      <text:p text:style-name="P7">'mazes.world'</text:p>
      <text:p text:style-name="P2">)</text:p>
      <text:p text:style-name="P2"/>
      <text:p text:style-name="P11"/>
      <text:p text:style-name="P11">the correct:</text:p>
      <text:p text:style-name="P11">mase.world</text:p>
      <text:p text:style-name="P11"/>
      <text:p text:style-name="P12">modify the node:</text:p>
      <text:p text:style-name="P12"/>
      <text:p text:style-name="P2"><text:span text:style-name="T3">geometry_msgs</text:span>::<text:span text:style-name="T3">msg</text:span>::<text:span text:style-name="T3">Twist</text:span> <text:span text:style-name="T1">command</text:span>;</text:p>
      <text:p text:style-name="P2"><text:span text:style-name="T6">switch</text:span> (<text:span text:style-name="T1">state_</text:span>) {</text:p>
      <text:p text:style-name="P2"><text:span text:style-name="T6">case</text:span> <text:span text:style-name="T3">RobotState</text:span>::<text:span text:style-name="T7">MOVING_STRAIGHT</text:span>:</text:p>
      <text:p text:style-name="P2"><text:span text:style-name="T1">command</text:span>.<text:span text:style-name="T1">linear</text:span>.<text:span text:style-name="T1">y</text:span> <text:span text:style-name="T2">=</text:span> <text:span text:style-name="T1">linearVel_</text:span>;</text:p>
      <text:p text:style-name="P2"><text:span text:style-name="T1">command</text:span>.<text:span text:style-name="T1">angular</text:span>.<text:span text:style-name="T1">z</text:span> <text:span text:style-name="T2">=</text:span> <text:span text:style-name="T8">0.0</text:span>;</text:p>
      <text:p text:style-name="P2"><text:soft-page-break/><text:span text:style-name="T6">break</text:span>;</text:p>
      <text:p text:style-name="P2"><text:span text:style-name="T6">case</text:span> <text:span text:style-name="T3">RobotState</text:span>::<text:span text:style-name="T7">TURNING_LEFT</text:span>:</text:p>
      <text:p text:style-name="P2"><text:span text:style-name="T1">command</text:span>.<text:span text:style-name="T1">linear</text:span>.<text:span text:style-name="T1">x</text:span> <text:span text:style-name="T2">=</text:span> <text:span text:style-name="T8">0.0</text:span>;</text:p>
      <text:p text:style-name="P2"><text:span text:style-name="T1">command</text:span>.<text:span text:style-name="T1">angular</text:span>.<text:span text:style-name="T1">z</text:span> <text:span text:style-name="T2">=</text:span> <text:span text:style-name="T1">angularVel_</text:span>;</text:p>
      <text:p text:style-name="P2"><text:span text:style-name="T6">break</text:span>;</text:p>
      <text:p text:style-name="P2"><text:span text:style-name="T6">case</text:span> <text:span text:style-name="T3">RobotState</text:span>::<text:span text:style-name="T7">TURNING_RIGHT</text:span>:</text:p>
      <text:p text:style-name="P2"><text:span text:style-name="T1">command</text:span>.<text:span text:style-name="T1">linear</text:span>.<text:span text:style-name="T1">x</text:span> <text:span text:style-name="T2">=</text:span> <text:span text:style-name="T8">0.0</text:span>;</text:p>
      <text:p text:style-name="P2"><text:span text:style-name="T1">command</text:span>.<text:span text:style-name="T1">angular</text:span>.<text:span text:style-name="T1">z</text:span> <text:span text:style-name="T2">=</text:span> <text:span text:style-name="T2">-</text:span><text:span text:style-name="T1">angularVel_</text:span>;</text:p>
      <text:p text:style-name="P2"><text:span text:style-name="T6">break</text:span>;</text:p>
      <text:p text:style-name="P2"><text:span text:style-name="T6">case</text:span> <text:span text:style-name="T3">RobotState</text:span>::<text:span text:style-name="T7">OUT_OF_MAZE</text:span>:</text:p>
      <text:p text:style-name="P2"><text:span text:style-name="T1">command</text:span>.<text:span text:style-name="T1">linear</text:span>.<text:span text:style-name="T1">x</text:span> <text:span text:style-name="T2">=</text:span> <text:span text:style-name="T8">0</text:span>;</text:p>
      <text:p text:style-name="P2"><text:span text:style-name="T1">command</text:span>.<text:span text:style-name="T1">angular</text:span>.<text:span text:style-name="T1">z</text:span> <text:span text:style-name="T2">=</text:span> <text:span text:style-name="T8">0</text:span>;</text:p>
      <text:p text:style-name="P2"><text:span text:style-name="T6">break</text:span>;</text:p>
      <text:p text:style-name="P2">}</text:p>
      <text:p text:style-name="P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2:22:38.357418207</meta:creation-date>
    <dc:date>2024-09-21T06:33:10.661356727</dc:date>
    <meta:editing-duration>PT8H10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242" meta:character-count="2415" meta:non-whitespace-character-count="2254"/>
  </office:meta>
</office:document-meta>
</file>